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cmr10" svg:font-family="cmr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svg:stroke-color="#000000" draw:fill="solid" draw:fill-color="#000000" draw:textarea-horizontal-align="justify" draw:textarea-vertical-align="middle" draw:auto-grow-height="false" draw:shadow-offset-x="0.203cm" draw:shadow-offset-y="0.203cm"/>
    </style:style>
    <style:style style:name="gr3" style:family="graphic" style:parent-style-name="standard">
      <style:graphic-properties draw:stroke="solid" svg:stroke-width="0cm" svg:stroke-color="#ffffff" draw:marker-start-width="0.2cm" draw:marker-end-width="0.2cm" draw:fill="solid" draw:fill-color="#000000" fo:min-height="0.381cm" fo:padding-top="0.075cm" fo:padding-bottom="0.075cm" fo:padding-left="0.2cm" fo:padding-right="0.2cm"/>
    </style:style>
    <style:style style:name="gr4" style:family="graphic" style:parent-style-name="standard">
      <style:graphic-properties draw:stroke="dash" draw:stroke-dash="Ultrafine_20_Dashed" svg:stroke-width="0cm" svg:stroke-color="#ffffff" draw:marker-start-width="0.2cm" draw:marker-end-width="0.2cm" draw:fill="solid" draw:fill-color="#000000" fo:min-height="2.39cm" fo:padding-top="0.075cm" fo:padding-bottom="0.075cm" fo:padding-left="0.2cm" fo:padding-right="0.2cm"/>
    </style:style>
    <style:style style:name="gr5" style:family="graphic" style:parent-style-name="standard">
      <style:graphic-properties draw:stroke="dash" draw:stroke-dash="Ultrafine_20_Dashed" svg:stroke-width="0cm" svg:stroke-color="#ffffff" draw:marker-start-width="0.2cm" draw:marker-end-width="0.2cm" draw:fill="solid" draw:fill-color="#000000" fo:min-height="0.381cm" fo:padding-top="0.075cm" fo:padding-bottom="0.075cm" fo:padding-left="0.2cm" fo:padding-right="0.2cm"/>
    </style:style>
    <style:style style:name="gr6" style:family="graphic" style:parent-style-name="standard">
      <style:graphic-properties draw:stroke="dash" draw:stroke-dash="Ultrafine_20_Dashed" svg:stroke-width="0cm" svg:stroke-color="#ffffff" draw:marker-start-width="0.2cm" draw:marker-end-width="0.2cm" draw:fill="solid" draw:fill-color="#000000" fo:min-height="0.741cm" fo:padding-top="0.075cm" fo:padding-bottom="0.075cm" fo:padding-left="0.2cm" fo:padding-right="0.2cm"/>
    </style:style>
    <style:style style:name="gr7" style:family="graphic" style:parent-style-name="standard">
      <style:graphic-properties draw:stroke="solid" svg:stroke-color="#ffffff" draw:fill="solid" draw:fill-color="#000000" draw:textarea-horizontal-align="justify" draw:textarea-vertical-align="middle" draw:auto-grow-height="false"/>
    </style:style>
    <style:style style:name="gr8" style:family="graphic" style:parent-style-name="standard">
      <style:graphic-properties svg:stroke-color="#ffffff" draw:fill="solid" draw:fill-color="#000000" draw:textarea-horizontal-align="justify" draw:textarea-vertical-align="middle" draw:auto-grow-height="false"/>
    </style:style>
    <style:style style:name="gr9" style:family="graphic" style:parent-style-name="standard">
      <style:graphic-properties draw:stroke="none" svg:stroke-color="#000000" draw:fill="none" draw:fill-color="#ffffff" fo:min-height="0.673cm"/>
    </style:style>
    <style:style style:name="gr10" style:family="graphic" style:parent-style-name="objectwithoutfill">
      <style:graphic-properties svg:stroke-color="#000000" draw:marker-end="Arrow" draw:marker-end-width="0.3cm" draw:fill="none" draw:textarea-vertical-align="middle"/>
    </style:style>
    <style:style style:name="gr11" style:family="graphic" style:parent-style-name="objectwithoutfill">
      <style:graphic-properties svg:stroke-color="#000000" draw:marker-start="Arrow" draw:marker-start-width="0.3cm"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dash" draw:stroke-dash="Ultrafine_20_Dashed" svg:stroke-width="0cm" svg:stroke-color="#ffffff" draw:marker-start-width="0.2cm" draw:marker-end-width="0.2cm" draw:fill="solid" draw:fill-color="#000000" fo:min-height="0.186cm" fo:padding-top="0.075cm" fo:padding-bottom="0.075cm" fo:padding-left="0.2cm" fo:padding-right="0.2cm"/>
    </style:style>
    <style:style style:name="gr14" style:family="graphic" style:parent-style-name="standard">
      <style:graphic-properties draw:stroke="solid" svg:stroke-width="0cm" svg:stroke-color="#ffffff" draw:marker-start-width="0.2cm" draw:marker-end-width="0.2cm" draw:fill="solid" draw:fill-color="#000000" fo:min-height="0.481cm" fo:padding-top="0.075cm" fo:padding-bottom="0.075cm" fo:padding-left="0.2cm" fo:padding-right="0.2cm"/>
    </style:style>
    <style:style style:name="gr15" style:family="graphic" style:parent-style-name="objectwithoutfill">
      <style:graphic-properties svg:stroke-color="#ffffff" draw:marker-start="Arrowheads_20_1" draw:marker-end="Arrowheads_20_1" draw:fill="none" draw:textarea-vertical-align="middle"/>
    </style:style>
    <style:style style:name="gr16" style:family="graphic" style:parent-style-name="objectwithoutfill">
      <style:graphic-properties svg:stroke-width="0.051cm" svg:stroke-color="#ffffff" draw:marker-start-width="0.276cm" draw:marker-end-width="0.276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color="#ffffff" fo:font-size="6pt" style:font-size-asian="6pt" style:font-size-complex="6pt"/>
    </style:style>
    <style:style style:name="P3" style:family="paragraph">
      <style:paragraph-properties fo:text-align="center"/>
      <style:text-properties fo:color="#ffffff" style:font-name="cmr10" fo:font-size="14pt" style:font-size-asian="14pt" style:font-size-complex="14pt"/>
    </style:style>
    <style:style style:name="P4" style:family="paragraph">
      <style:paragraph-properties fo:text-align="center"/>
      <style:text-properties fo:color="#ffffff" style:font-name="cmr10" fo:font-size="12pt" style:font-size-asian="12pt" style:font-size-complex="12pt"/>
    </style:style>
    <style:style style:name="P5" style:family="paragraph">
      <style:paragraph-properties fo:text-align="center"/>
      <style:text-properties fo:color="#ffffff" style:font-name="cmr10" fo:font-size="11pt" fo:font-style="italic" style:font-size-asian="11pt" style:font-style-asian="italic" style:font-size-complex="11pt" style:font-style-complex="italic"/>
    </style:style>
    <style:style style:name="P6" style:family="paragraph">
      <style:paragraph-properties fo:text-align="start">
        <style:tab-stops/>
      </style:paragraph-properties>
    </style:style>
    <style:style style:name="P7" style:family="paragraph">
      <style:paragraph-properties fo:text-align="center">
        <style:tab-stops/>
      </style:paragraph-properties>
      <style:text-properties fo:color="#ffffff" fo:font-size="6pt" style:font-size-asian="6pt" style:font-size-complex="6pt"/>
    </style:style>
    <style:style style:name="P8" style:family="paragraph">
      <style:paragraph-properties fo:text-align="end"/>
    </style:style>
    <style:style style:name="P9" style:family="paragraph">
      <style:paragraph-properties fo:text-align="end"/>
      <style:text-properties fo:font-size="12pt" style:font-size-asian="12pt" style:font-size-complex="12pt"/>
    </style:style>
    <style:style style:name="P10" style:family="paragraph">
      <style:paragraph-properties fo:text-align="end"/>
      <style:text-properties fo:font-size="14pt" style:font-size-asian="14pt" style:font-size-complex="14pt"/>
    </style:style>
    <style:style style:name="T1" style:family="text">
      <style:text-properties fo:color="#ffffff" style:font-name="cmr10" fo:font-size="14pt" style:font-size-asian="14pt" style:font-size-complex="14pt"/>
    </style:style>
    <style:style style:name="T2" style:family="text">
      <style:text-properties fo:color="#ffffff" style:font-name="cmr10" fo:font-size="12pt" style:font-size-asian="12pt" style:font-size-complex="12pt"/>
    </style:style>
    <style:style style:name="T3" style:family="text">
      <style:text-properties fo:color="#ffffff" style:font-name="cmr10" fo:font-size="11pt" fo:font-style="italic" style:font-size-asian="11pt" style:font-style-asian="italic" style:font-size-complex="11pt" style:font-style-complex="italic"/>
    </style:style>
    <style:style style:name="T4" style:family="text">
      <style:text-properties fo:color="#ffffff" fo:font-size="6pt" style:font-size-asian="6pt" style:font-size-complex="6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64cm" svg:height="3.8cm" svg:x="21.403cm" svg:y="1.018cm">
          <text:p text:style-name="P1"/>
          <draw:enhanced-geometry svg:viewBox="0 0 21600 21600" draw:type="rectangle" draw:enhanced-path="M 0 0 L 21600 0 21600 21600 0 21600 0 0 Z N"/>
        </draw:custom-shape>
        <draw:custom-shape draw:style-name="gr2" draw:text-style-name="P1" xml:id="id1" draw:id="id1" draw:layer="layout" svg:width="5.08cm" svg:height="3.81cm" svg:x="12.049cm" svg:y="9.255cm">
          <text:p/>
          <draw:enhanced-geometry svg:viewBox="0 0 21600 21600" draw:type="rectangle" draw:enhanced-path="M 0 0 L 21600 0 21600 21600 0 21600 0 0 Z N"/>
        </draw:custom-shape>
        <draw:custom-shape draw:style-name="gr2" draw:text-style-name="P1" xml:id="id8" draw:id="id8" draw:layer="layout" svg:width="5.08cm" svg:height="3.81cm" svg:x="21.86cm" svg:y="5.2cm">
          <text:p/>
          <draw:enhanced-geometry svg:viewBox="0 0 21600 21600" draw:type="rectangle" draw:enhanced-path="M 0 0 L 21600 0 21600 21600 0 21600 0 0 Z N"/>
        </draw:custom-shape>
        <draw:custom-shape draw:style-name="gr2" draw:text-style-name="P1" xml:id="id3" draw:id="id3" draw:layer="layout" svg:width="5.08cm" svg:height="3.81cm" svg:x="21.828cm" svg:y="16.748cm">
          <text:p/>
          <draw:enhanced-geometry svg:viewBox="0 0 21600 21600" draw:type="rectangle" draw:enhanced-path="M 0 0 L 21600 0 21600 21600 0 21600 0 0 Z N"/>
        </draw:custom-shape>
        <draw:custom-shape draw:style-name="gr2" draw:text-style-name="P1" xml:id="id2" draw:id="id2" draw:layer="layout" svg:width="5.08cm" svg:height="3.81cm" svg:x="15.835cm" svg:y="16.78cm">
          <text:p/>
          <draw:enhanced-geometry svg:viewBox="0 0 21600 21600" draw:type="rectangle" draw:enhanced-path="M 0 0 L 21600 0 21600 21600 0 21600 0 0 Z N"/>
        </draw:custom-shape>
        <draw:custom-shape draw:style-name="gr2" draw:text-style-name="P2" xml:id="id5" draw:id="id5" draw:layer="layout" svg:width="5.08cm" svg:height="3.81cm" svg:x="1cm" svg:y="16.748cm">
          <text:p text:style-name="P1"/>
          <draw:enhanced-geometry svg:viewBox="0 0 21600 21600" draw:type="rectangle" draw:enhanced-path="M 0 0 L 21600 0 21600 21600 0 21600 0 0 Z N"/>
        </draw:custom-shape>
        <draw:frame draw:style-name="gr3" draw:text-style-name="P3" draw:layer="layout" svg:width="2.767cm" svg:height="0.612cm" svg:x="13.219cm" svg:y="10.063cm">
          <draw:text-box>
            <text:p text:style-name="P1"><text:span text:style-name="T1">play</text:span></text:p>
          </draw:text-box>
        </draw:frame>
        <draw:frame draw:style-name="gr3" draw:text-style-name="P3" draw:layer="layout" svg:width="2.767cm" svg:height="0.612cm" svg:x="13.219cm" svg:y="10.825cm">
          <draw:text-box>
            <text:p text:style-name="P1"><text:span text:style-name="T1">scoreboard</text:span></text:p>
          </draw:text-box>
        </draw:frame>
        <draw:frame draw:style-name="gr3" draw:text-style-name="P3" draw:layer="layout" svg:width="2.767cm" svg:height="0.612cm" svg:x="13.219cm" svg:y="11.61cm">
          <draw:text-box>
            <text:p text:style-name="P1"><text:span text:style-name="T1">settings</text:span></text:p>
          </draw:text-box>
        </draw:frame>
        <draw:frame draw:style-name="gr3" draw:text-style-name="P3" draw:layer="layout" svg:width="2.767cm" svg:height="0.612cm" svg:x="17.078cm" svg:y="18.11cm">
          <draw:text-box>
            <text:p text:style-name="P1"><text:span text:style-name="T1">solo</text:span></text:p>
          </draw:text-box>
        </draw:frame>
        <draw:frame draw:style-name="gr3" draw:text-style-name="P3" draw:layer="layout" svg:width="2.767cm" svg:height="0.612cm" svg:x="17.078cm" svg:y="18.895cm">
          <draw:text-box>
            <text:p text:style-name="P1"><text:span text:style-name="T1">dual</text:span></text:p>
          </draw:text-box>
        </draw:frame>
        <draw:frame draw:style-name="gr3" draw:text-style-name="P3" draw:layer="layout" svg:width="2.767cm" svg:height="0.612cm" svg:x="23.125cm" svg:y="8.248cm">
          <draw:text-box>
            <text:p text:style-name="P1"><text:span text:style-name="T1">ok</text:span></text:p>
          </draw:text-box>
        </draw:frame>
        <draw:frame draw:style-name="gr4" draw:text-style-name="P3" draw:layer="layout" svg:width="2.767cm" svg:height="2.54cm" svg:x="23.125cm" svg:y="5.454cm">
          <draw:text-box>
            <text:p text:style-name="P1"><text:span text:style-name="T1">scoreboard </text:span></text:p>
            <text:p text:style-name="P1"><text:span text:style-name="T1">111</text:span></text:p>
            <text:p text:style-name="P1"><text:span text:style-name="T1">222</text:span></text:p>
            <text:p text:style-name="P1"><text:span text:style-name="T1">123</text:span></text:p>
            <text:p text:style-name="P1"><text:span text:style-name="T1">312</text:span></text:p>
          </draw:text-box>
        </draw:frame>
        <draw:frame draw:style-name="gr5" draw:text-style-name="P3" draw:layer="layout" svg:width="1.397cm" svg:height="0.612cm" svg:x="21.955cm" svg:y="17.01cm">
          <draw:text-box>
            <text:p text:style-name="P1"><text:span text:style-name="T1">sfx</text:span></text:p>
          </draw:text-box>
        </draw:frame>
        <draw:frame draw:style-name="gr5" draw:text-style-name="P3" draw:layer="layout" svg:width="1.651cm" svg:height="0.612cm" svg:x="21.955cm" svg:y="17.922cm">
          <draw:text-box>
            <text:p text:style-name="P1"><text:span text:style-name="T1">music</text:span></text:p>
          </draw:text-box>
        </draw:frame>
        <draw:frame draw:style-name="gr5" draw:text-style-name="P3" draw:layer="layout" svg:width="2.54cm" svg:height="0.612cm" svg:x="21.955cm" svg:y="18.788cm">
          <draw:text-box>
            <text:p text:style-name="P1"><text:span text:style-name="T1">resolution</text:span></text:p>
          </draw:text-box>
        </draw:frame>
        <draw:custom-shape draw:style-name="gr2" draw:text-style-name="P1" xml:id="id6" draw:id="id6" draw:layer="layout" svg:width="5.08cm" svg:height="3.81cm" svg:x="6.624cm" svg:y="5.143cm">
          <text:p/>
          <draw:enhanced-geometry svg:viewBox="0 0 21600 21600" draw:type="rectangle" draw:enhanced-path="M 0 0 L 21600 0 21600 21600 0 21600 0 0 Z N"/>
        </draw:custom-shape>
        <draw:frame draw:style-name="gr3" draw:text-style-name="P3" draw:layer="layout" svg:width="2.767cm" svg:height="0.612cm" svg:x="7.889cm" svg:y="7.491cm">
          <draw:text-box>
            <text:p text:style-name="P1"><text:span text:style-name="T1">ok</text:span></text:p>
          </draw:text-box>
        </draw:frame>
        <draw:frame draw:style-name="gr6" draw:text-style-name="P3" draw:layer="layout" svg:width="2.767cm" svg:height="1.073cm" svg:x="7.889cm" svg:y="5.797cm">
          <draw:text-box>
            <text:p text:style-name="P1"><text:span text:style-name="T1">score</text:span><text:span text:style-name="T1"><text:line-break/></text:span><text:span text:style-name="T1">000</text:span></text:p>
          </draw:text-box>
        </draw:frame>
        <draw:custom-shape draw:style-name="gr2" draw:text-style-name="P1" xml:id="id7" draw:id="id7" draw:layer="layout" svg:width="5.08cm" svg:height="3.81cm" svg:x="1.049cm" svg:y="1.055cm">
          <text:p/>
          <draw:enhanced-geometry svg:viewBox="0 0 21600 21600" draw:type="rectangle" draw:enhanced-path="M 0 0 L 21600 0 21600 21600 0 21600 0 0 Z N"/>
        </draw:custom-shape>
        <draw:frame draw:style-name="gr3" draw:text-style-name="P4" draw:layer="layout" svg:width="1.448cm" svg:height="0.545cm" svg:x="2.919cm" svg:y="1.463cm">
          <draw:text-box>
            <text:p text:style-name="P1"><text:span text:style-name="T2">quit</text:span></text:p>
          </draw:text-box>
        </draw:frame>
        <draw:frame draw:style-name="gr3" draw:text-style-name="P3" draw:layer="layout" svg:width="2.767cm" svg:height="0.612cm" svg:x="2.219cm" svg:y="2.625cm">
          <draw:text-box>
            <text:p text:style-name="P1"><text:span text:style-name="T1">resume</text:span></text:p>
          </draw:text-box>
        </draw:frame>
        <draw:frame draw:style-name="gr3" draw:text-style-name="P3" draw:layer="layout" svg:width="2.767cm" svg:height="0.612cm" svg:x="2.219cm" svg:y="3.41cm">
          <draw:text-box>
            <text:p text:style-name="P1"><text:span text:style-name="T1">settings</text:span></text:p>
          </draw:text-box>
        </draw:frame>
        <draw:custom-shape draw:style-name="gr2" draw:text-style-name="P1" xml:id="id4" draw:id="id4" draw:layer="layout" svg:width="5.08cm" svg:height="3.81cm" svg:x="8.658cm" svg:y="16.78cm">
          <text:p/>
          <draw:enhanced-geometry svg:viewBox="0 0 21600 21600" draw:type="rectangle" draw:enhanced-path="M 0 0 L 21600 0 21600 21600 0 21600 0 0 Z N"/>
        </draw:custom-shape>
        <draw:frame draw:style-name="gr3" draw:text-style-name="P5" draw:layer="layout" svg:width="4.191cm" svg:height="0.531cm" svg:x="9.101cm" svg:y="18.11cm">
          <draw:text-box>
            <text:p text:style-name="P1"><text:span text:style-name="T3">enter ip addr</text:span></text:p>
          </draw:text-box>
        </draw:frame>
        <draw:frame draw:style-name="gr3" draw:text-style-name="P3" draw:layer="layout" svg:width="2.767cm" svg:height="0.612cm" svg:x="9.901cm" svg:y="18.895cm">
          <draw:text-box>
            <text:p text:style-name="P1"><text:span text:style-name="T1">ok</text:span></text:p>
          </draw:text-box>
        </draw:frame>
        <draw:custom-shape draw:style-name="gr7" draw:text-style-name="P1" draw:layer="layout" svg:width="0.381cm" svg:height="0.508cm" draw:transform="rotate (-0.663225115757845) translate (2.736cm 18.7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0.977cm" svg:height="1.091cm" draw:transform="rotate (-2.77507351067098) translate (2.979cm 18.3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0.977cm" svg:height="1.091cm" draw:transform="rotate (-1.25663706143592) translate (4.301cm 18.95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8" draw:text-style-name="P1" draw:layer="layout" svg:width="0.977cm" svg:height="1.091cm" draw:transform="rotate (1.5707963267949) translate (4.201cm 18.42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7" draw:layer="layout" svg:width="1.955cm" svg:height="0.923cm" svg:x="0.771cm" svg:y="16.653cm">
          <draw:text-box>
            <text:p text:style-name="P6"><text:span text:style-name="T4">lives : 1</text:span></text:p>
            <text:p text:style-name="P6"><text:span text:style-name="T4">score: 1023</text:span></text:p>
          </draw:text-box>
        </draw:frame>
        <draw:connector draw:style-name="gr10" draw:text-style-name="P8" draw:layer="layout" draw:type="curve" svg:x1="14.589cm" svg:y1="13.065cm" svg:x2="18.375cm" svg:y2="16.78cm" draw:start-shape="id1" draw:start-glue-point="2" draw:end-shape="id2" draw:end-glue-point="0" svg:d="m14589 13065c0 2787 3786 930 3786 3715" svg:viewBox="0 0 3787 3716">
          <text:p/>
        </draw:connector>
        <draw:connector draw:style-name="gr10" draw:text-style-name="P8" draw:layer="layout" draw:type="curve" svg:x1="14.589cm" svg:y1="13.065cm" svg:x2="24.368cm" svg:y2="16.748cm" draw:start-shape="id1" draw:start-glue-point="2" draw:end-shape="id3" svg:d="m14589 13065c0 2763 9779 922 9779 3683" svg:viewBox="0 0 9780 3684">
          <text:p/>
        </draw:connector>
        <draw:connector draw:style-name="gr10" draw:text-style-name="P8" draw:layer="layout" draw:type="curve" svg:x1="15.835cm" svg:y1="18.685cm" svg:x2="13.738cm" svg:y2="18.685cm" draw:start-shape="id2" draw:start-glue-point="3" draw:end-shape="id4" svg:d="m15835 18685h-2097" svg:viewBox="0 0 2098 1">
          <text:p/>
        </draw:connector>
        <draw:connector draw:style-name="gr10" draw:text-style-name="P8" draw:layer="layout" draw:type="curve" svg:x1="18.375cm" svg:y1="16.78cm" svg:x2="3.54cm" svg:y2="16.748cm" draw:start-shape="id2" draw:start-glue-point="0" draw:end-shape="id5" draw:end-glue-point="0" svg:d="m18375 16780c0-799-14835-783-14835-32" svg:viewBox="0 0 14836 598">
          <text:p/>
        </draw:connector>
        <draw:connector draw:style-name="gr10" draw:text-style-name="P8" draw:layer="layout" draw:type="curve" svg:x1="8.658cm" svg:y1="18.685cm" svg:x2="6.08cm" svg:y2="18.653cm" draw:start-shape="id4" draw:start-glue-point="3" draw:end-shape="id5" svg:d="m8658 18685c-1933 0-645-32-2578-32" svg:viewBox="0 0 2579 33">
          <text:p/>
        </draw:connector>
        <draw:connector draw:style-name="gr10" draw:text-style-name="P8" draw:layer="layout" draw:type="curve" svg:x1="3.54cm" svg:y1="16.748cm" svg:x2="9.164cm" svg:y2="8.953cm" draw:start-shape="id5" draw:start-glue-point="0" draw:end-shape="id6" draw:end-glue-point="2" svg:d="m3540 16748c0-5845 5624-1948 5624-7795" svg:viewBox="0 0 5625 7796">
          <text:p/>
        </draw:connector>
        <draw:connector draw:style-name="gr10" draw:text-style-name="P8" draw:layer="layout" draw:type="curve" svg:x1="6.129cm" svg:y1="2.96cm" svg:x2="14.589cm" svg:y2="9.255cm" draw:start-shape="id7" draw:start-glue-point="1" draw:end-shape="id1" draw:end-glue-point="0" svg:d="m6129 2960c5640 0 8460 2098 8460 6295" svg:viewBox="0 0 8461 6296">
          <text:p/>
        </draw:connector>
        <draw:connector draw:style-name="gr10" draw:text-style-name="P8" draw:layer="layout" draw:type="curve" svg:x1="6.129cm" svg:y1="2.96cm" svg:x2="24.368cm" svg:y2="16.748cm" draw:start-shape="id7" draw:start-glue-point="1" draw:end-shape="id3" draw:end-glue-point="0" svg:d="m6129 2960c12160 0 18239 4596 18239 13788" svg:viewBox="0 0 18240 13789">
          <text:p/>
        </draw:connector>
        <draw:connector draw:style-name="gr10" draw:text-style-name="P8" draw:layer="layout" draw:type="curve" svg:x1="17.129cm" svg:y1="11.16cm" svg:x2="21.86cm" svg:y2="7.105cm" draw:start-shape="id1" draw:start-glue-point="1" draw:end-shape="id8" svg:d="m17129 11160c3549 0 1184-4055 4731-4055" svg:viewBox="0 0 4732 4056">
          <text:p/>
        </draw:connector>
        <draw:connector draw:style-name="gr10" draw:text-style-name="P8" draw:layer="layout" draw:type="curve" svg:x1="24.4cm" svg:y1="9.01cm" svg:x2="17.129cm" svg:y2="11.16cm" draw:start-shape="id8" draw:start-glue-point="2" draw:end-shape="id1" draw:end-glue-point="1" svg:d="m24400 9010c0 1434-2423 2150-7271 2150" svg:viewBox="0 0 7272 2151">
          <text:p/>
        </draw:connector>
        <draw:connector draw:style-name="gr11" draw:text-style-name="P8" draw:layer="layout" draw:type="curve" svg:x1="3.589cm" svg:y1="4.865cm" svg:x2="3.54cm" svg:y2="16.748cm" draw:start-shape="id7" draw:start-glue-point="2" draw:end-shape="id5" svg:d="m3589 4865c0 8913-49 2972-49 11883" svg:viewBox="0 0 50 11884">
          <text:p/>
        </draw:connector>
        <draw:frame draw:style-name="gr12" draw:text-style-name="P9" draw:layer="layout" svg:width="2.263cm" svg:height="0.729cm" svg:x="10.256cm" svg:y="15.465cm">
          <draw:text-box>
            <text:p text:style-name="P8"><text:span text:style-name="T5">&lt;&lt;solo&gt;&gt;</text:span></text:p>
          </draw:text-box>
        </draw:frame>
        <draw:frame draw:style-name="gr12" draw:text-style-name="P9" draw:layer="layout" svg:width="2.288cm" svg:height="0.729cm" svg:x="13.629cm" svg:y="18.011cm">
          <draw:text-box>
            <text:p text:style-name="P8"><text:span text:style-name="T5">&lt;&lt;dual&gt;&gt;</text:span></text:p>
          </draw:text-box>
        </draw:frame>
        <draw:frame draw:style-name="gr12" draw:text-style-name="P9" draw:layer="layout" svg:width="1.933cm" svg:height="0.729cm" svg:x="6.247cm" svg:y="17.73cm">
          <draw:text-box>
            <text:p text:style-name="P8"><text:span text:style-name="T5">&lt;&lt;ok&gt;&gt;</text:span></text:p>
          </draw:text-box>
        </draw:frame>
        <draw:frame draw:style-name="gr12" draw:text-style-name="P9" draw:layer="layout" svg:width="2.051cm" svg:height="0.729cm" svg:x="5.812cm" svg:y="11.648cm">
          <draw:text-box>
            <text:p text:style-name="P8"><text:span text:style-name="T5">&lt;&lt;die&gt;&gt;</text:span></text:p>
          </draw:text-box>
        </draw:frame>
        <draw:frame draw:style-name="gr12" draw:text-style-name="P10" draw:layer="layout" svg:width="3.004cm" svg:height="0.806cm" draw:transform="rotate (1.5707963267949) translate (2.613cm 12.453cm)">
          <draw:text-box>
            <text:p text:style-name="P8"><text:span text:style-name="T6">&lt;&lt;pause&gt;&gt;</text:span></text:p>
          </draw:text-box>
        </draw:frame>
        <draw:frame draw:style-name="gr12" draw:text-style-name="P9" draw:layer="layout" svg:width="2.17cm" svg:height="0.729cm" draw:transform="rotate (-0.785398163397448) translate (13.353cm 4.118cm)">
          <draw:text-box>
            <text:p text:style-name="P8"><text:span text:style-name="T5">&lt;&lt;quit&gt;&gt;</text:span></text:p>
          </draw:text-box>
        </draw:frame>
        <draw:frame draw:style-name="gr12" draw:text-style-name="P10" draw:layer="layout" svg:width="3.304cm" svg:height="0.806cm" draw:transform="rotate (-1.5707963267949) translate (4.43cm 9.249cm)">
          <draw:text-box>
            <text:p text:style-name="P8"><text:span text:style-name="T6">&lt;&lt;resume&gt;&gt;</text:span></text:p>
          </draw:text-box>
        </draw:frame>
        <draw:frame draw:style-name="gr12" draw:text-style-name="P9" draw:layer="layout" svg:width="2.949cm" svg:height="0.729cm" draw:transform="rotate (-0.261799387799149) translate (13.579cm 2.931cm)">
          <draw:text-box>
            <text:p text:style-name="P8"><text:span text:style-name="T5">&lt;&lt;settings&gt;&gt;</text:span></text:p>
          </draw:text-box>
        </draw:frame>
        <draw:frame draw:style-name="gr12" draw:text-style-name="P9" draw:layer="layout" svg:width="2.949cm" svg:height="0.729cm" svg:x="18.735cm" svg:y="14.3cm">
          <draw:text-box>
            <text:p text:style-name="P8"><text:span text:style-name="T5">&lt;&lt;settings&gt;&gt;</text:span></text:p>
          </draw:text-box>
        </draw:frame>
        <draw:frame draw:style-name="gr12" draw:text-style-name="P9" draw:layer="layout" svg:width="2.263cm" svg:height="0.729cm" draw:transform="rotate (-0.785398163397449) translate (14.336cm 13.665cm)">
          <draw:text-box>
            <text:p text:style-name="P8"><text:span text:style-name="T5">&lt;&lt;play&gt;&gt;</text:span></text:p>
          </draw:text-box>
        </draw:frame>
        <draw:frame draw:style-name="gr12" draw:text-style-name="P9" draw:layer="layout" svg:width="3.609cm" svg:height="0.729cm" draw:transform="rotate (1.22173047639603) translate (17.954cm 10.649cm)">
          <draw:text-box>
            <text:p text:style-name="P8"><text:span text:style-name="T5">&lt;&lt;scoreboard&gt;&gt;</text:span></text:p>
          </draw:text-box>
        </draw:frame>
        <draw:frame draw:style-name="gr12" draw:text-style-name="P9" draw:layer="layout" svg:width="1.933cm" svg:height="0.729cm" draw:transform="rotate (0.10471975511966) translate (19.696cm 10.505cm)">
          <draw:text-box>
            <text:p text:style-name="P8"><text:span text:style-name="T5">&lt;&lt;ok&gt;&gt;</text:span></text:p>
          </draw:text-box>
        </draw:frame>
        <draw:g>
          <draw:custom-shape draw:style-name="gr2" draw:text-style-name="P1" draw:layer="layout" svg:width="4.544cm" svg:height="1.591cm" svg:x="22.023cm" svg:y="2.992cm">
            <text:p/>
            <draw:enhanced-geometry svg:viewBox="0 0 21600 21600" draw:type="rectangle" draw:enhanced-path="M 0 0 L 21600 0 21600 21600 0 21600 0 0 Z N"/>
          </draw:custom-shape>
          <draw:frame draw:style-name="gr12" draw:text-style-name="P9" draw:layer="layout" svg:width="2.526cm" svg:height="0.729cm" svg:x="22.93cm" svg:y="2.374cm">
            <draw:text-box>
              <text:p text:style-name="P8"><text:span text:style-name="T5">&lt;&lt;event&gt;&gt;</text:span></text:p>
            </draw:text-box>
          </draw:frame>
          <draw:frame draw:style-name="gr3" draw:text-style-name="P3" draw:layer="layout" svg:width="2.767cm" svg:height="0.612cm" svg:x="22.83cm" svg:y="3.108cm">
            <draw:text-box>
              <text:p text:style-name="P1"><text:span text:style-name="T1">button</text:span></text:p>
            </draw:text-box>
          </draw:frame>
          <draw:frame draw:style-name="gr13" draw:text-style-name="P3" draw:layer="layout" svg:width="4.256cm" svg:height="0.612cm" svg:x="22.185cm" svg:y="3.81cm">
            <draw:text-box>
              <text:p text:style-name="P1"><text:span text:style-name="T1">label/text field</text:span></text:p>
            </draw:text-box>
          </draw:frame>
        </draw:g>
        <draw:frame draw:style-name="gr12" draw:text-style-name="P8" draw:layer="layout" svg:width="1.772cm" svg:height="0.962cm" svg:x="23.34cm" svg:y="1.227cm">
          <draw:text-box>
            <text:p text:style-name="P8">KEY</text:p>
          </draw:text-box>
        </draw:frame>
        <draw:connector draw:style-name="gr10" draw:text-style-name="P8" draw:layer="layout" draw:type="curve" svg:x1="11.704cm" svg:y1="7.048cm" svg:x2="14.589cm" svg:y2="9.255cm" draw:start-shape="id6" draw:start-glue-point="1" draw:end-shape="id1" draw:end-glue-point="0" svg:d="m11704 7048c1924 0 2885 735 2885 2207" svg:viewBox="0 0 2886 2208">
          <text:p/>
        </draw:connector>
        <draw:frame draw:style-name="gr12" draw:text-style-name="P9" draw:layer="layout" svg:width="1.933cm" svg:height="0.729cm" draw:transform="rotate (-0.15707963267949) translate (11.666cm 6.321cm)">
          <draw:text-box>
            <text:p text:style-name="P8"><text:span text:style-name="T5">&lt;&lt;ok&gt;&gt;</text:span></text:p>
          </draw:text-box>
        </draw:frame>
        <draw:frame draw:style-name="gr14" draw:text-style-name="P5" draw:layer="layout" svg:width="2.028cm" svg:height="0.631cm" svg:x="24.704cm" svg:y="18.766cm">
          <draw:text-box>
            <text:p text:style-name="P1"><text:span text:style-name="T3">800x600</text:span></text:p>
          </draw:text-box>
        </draw:frame>
        <draw:line draw:style-name="gr15" draw:text-style-name="P8" draw:layer="layout" svg:x1="23.724cm" svg:y1="18.256cm" svg:x2="26.487cm" svg:y2="18.256cm">
          <text:p/>
        </draw:line>
        <draw:line draw:style-name="gr15" draw:text-style-name="P8" draw:layer="layout" svg:x1="23.695cm" svg:y1="17.345cm" svg:x2="26.488cm" svg:y2="17.345cm">
          <text:p/>
        </draw:line>
        <draw:line draw:style-name="gr16" draw:text-style-name="P8" draw:layer="layout" svg:x1="24.959cm" svg:y1="17.227cm" svg:x2="24.959cm" svg:y2="17.462cm">
          <text:p/>
        </draw:line>
        <draw:line draw:style-name="gr16" draw:text-style-name="P8" draw:layer="layout" svg:x1="24.783cm" svg:y1="18.125cm" svg:x2="24.783cm" svg:y2="18.36cm">
          <text:p/>
        </draw:line>
        <draw:frame draw:style-name="gr3" draw:text-style-name="P3" draw:layer="layout" svg:width="1.446cm" svg:height="0.612cm" svg:x="23.931cm" svg:y="19.704cm">
          <draw:text-box>
            <text:p text:style-name="P1"><text:span text:style-name="T1">ok</text:span></text:p>
          </draw:text-box>
        </draw:frame>
        <draw:connector draw:style-name="gr10" draw:text-style-name="P8" draw:layer="layout" draw:type="curve" svg:x1="24.368cm" svg:y1="16.748cm" svg:x2="17.129cm" svg:y2="11.16cm" draw:start-shape="id3" draw:start-glue-point="0" draw:end-shape="id1" draw:end-glue-point="1" svg:d="m24368 16748c0-3726-2413-5588-7239-5588" svg:viewBox="0 0 7240 5589">
          <text:p/>
        </draw:connector>
        <draw:frame draw:style-name="gr12" draw:text-style-name="P9" draw:layer="layout" svg:width="1.933cm" svg:height="0.729cm" draw:transform="rotate (-0.191986217719376) translate (19.333cm 11.207cm)">
          <draw:text-box>
            <text:p text:style-name="P8"><text:span text:style-name="T5">&lt;&lt;ok&gt;&gt;</text:span></text:p>
          </draw:text-box>
        </draw:frame>
        <draw:frame draw:style-name="gr12" draw:layer="layout" svg:width="5.861cm" svg:height="0.962cm" svg:x="12.066cm" svg:y="1.283cm">
          <draw:text-box>
            <text:p>AoS User Interfac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cmr10" svg:font-family="cmr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Arrowheads_20_1" draw:display-name="Arrowheads 1"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linton McKay</meta:initial-creator>
    <meta:creation-date>2014-03-19T17:57:28.987299298</meta:creation-date>
    <dc:date>2014-03-19T19:04:42.979133879</dc:date>
    <dc:creator>Clinton McKay</dc:creator>
    <meta:editing-duration>PT54M28S</meta:editing-duration>
    <meta:editing-cycles>23</meta:editing-cycles>
    <meta:generator>LibreOffice/4.1.3.2$Linux_X86_64 LibreOffice_project/410m0$Build-2</meta:generator>
    <meta:document-statistic meta:object-count="71"/>
  </office:meta>
</office:document-meta>
</file>